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1a48" officeooo:paragraph-rsid="00081a48"/>
    </style:style>
    <style:style style:name="P2" style:family="paragraph" style:parent-style-name="Standard">
      <style:text-properties officeooo:rsid="00081a48" officeooo:paragraph-rsid="00081a48"/>
    </style:style>
    <style:style style:name="P3" style:family="paragraph" style:parent-style-name="Standard">
      <style:text-properties officeooo:paragraph-rsid="00081a48"/>
    </style:style>
    <style:style style:name="P4" style:family="paragraph" style:parent-style-name="Standard">
      <style:text-properties officeooo:rsid="000a976f" officeooo:paragraph-rsid="000a976f"/>
    </style:style>
    <style:style style:name="P5" style:family="paragraph" style:parent-style-name="Standard">
      <style:text-properties officeooo:rsid="000b47ec" officeooo:paragraph-rsid="000b47ec"/>
    </style:style>
    <style:style style:name="P6" style:family="paragraph" style:parent-style-name="Standard">
      <style:text-properties officeooo:rsid="000cc81b" officeooo:paragraph-rsid="000cc81b"/>
    </style:style>
    <style:style style:name="P7" style:family="paragraph" style:parent-style-name="Standard">
      <style:text-properties fo:font-weight="bold" officeooo:rsid="000a976f" officeooo:paragraph-rsid="000a976f" style:font-weight-asian="bold" style:font-weight-complex="bold"/>
    </style:style>
    <style:style style:name="P8" style:family="paragraph" style:parent-style-name="Standard">
      <style:text-properties fo:font-weight="bold" officeooo:rsid="000d3949" officeooo:paragraph-rsid="000d3949" style:font-weight-asian="bold" style:font-weight-complex="bold"/>
    </style:style>
    <style:style style:name="P9" style:family="paragraph" style:parent-style-name="Standard">
      <style:text-properties fo:font-weight="normal" officeooo:rsid="000d3949" officeooo:paragraph-rsid="000d3949" style:font-weight-asian="normal" style:font-weight-complex="normal"/>
    </style:style>
    <style:style style:name="T1" style:family="text">
      <style:text-properties officeooo:rsid="00081a48"/>
    </style:style>
    <style:style style:name="T2" style:family="text">
      <style:text-properties officeooo:rsid="00085b4b"/>
    </style:style>
    <style:style style:name="T3" style:family="text">
      <style:text-properties officeooo:rsid="00098d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trte biographie d’Alain Badiou:</text:p>
      <text:p text:style-name="P2"/>
      <text:p text:style-name="P3"><text:span text:style-name="T1">-<text:tab/>Philosophe français marxiste de renommé </text:span><text:span text:style-name="T2">mondiale</text:span></text:p>
      <text:p text:style-name="P2">- <text:tab/>Ayant étudié puis travaillé à l’ENS</text:p>
      <text:p text:style-name="P2">-<text:tab/> <text:span text:style-name="T2">Fervent défenseur des </text:span><text:span text:style-name="T3">étrangers en situation irrégulière</text:span></text:p>
      <text:p text:style-name="P2"/>
      <text:p text:style-name="P7">Q1: “Vous dites qu’il faut « réinventer l’amour ». En quoi est-il menacé ?”</text:p>
      <text:p text:style-name="P4"/>
      <text:p text:style-name="P4">La notion d’intérêt née de notre individualisme nous aveugle du véritable amour:</text:p>
      <text:p text:style-name="P4"><text:tab/>Un sentiment désintéressé apportant certains risques.</text:p>
      <text:p text:style-name="P4"/>
      <text:p text:style-name="P4">L’amour est avant tout une aventure où il faut se laisser aller.</text:p>
      <text:p text:style-name="P4"/>
      <text:p text:style-name="P7">Q2: “Quelle est votre propre conception de l’amour ? Et quel rôle le désir sexuel joue-t-il ?”</text:p>
      <text:p text:style-name="P4"/>
      <text:p text:style-name="P4">L’amour se sépare en trois phases principales: la rencontre, la déclaration d’amour et l’engagement.</text:p>
      <text:p text:style-name="P4"/>
      <text:p text:style-name="P5">Chaque étape nous rend plus dépendent l’un de l’autre, effrayant les moralistes sceptiques.</text:p>
      <text:p text:style-name="P4">Le désir sexuel joue un rôle primordial une fois que la déclaration d’amour est acceptée, </text:p>
      <text:p text:style-name="P4">le don à l’autre devient alors physique et porteur d’une promesse.</text:p>
      <text:p text:style-name="P4"/>
      <text:p text:style-name="P7">Q3: “L’amour est au fondement de l’apprentissage de l’altérité, dites-vous dans votre Éloge de</text:p>
      <text:p text:style-name="P7">l’amour... Pouvez-vous expliquer cela ?”</text:p>
      <text:p text:style-name="P4"/>
      <text:p text:style-name="P6">L’amour nous pousse, de par sa dépencence à l’autre, à apprendre de l’autre puis de ce qui nous sépare.</text:p>
      <text:p text:style-name="P6"/>
      <text:p text:style-name="P6">L’amour nous enseigne alors la vérité de la vie et du monde, loin de l’expérience exigue de notre propre identité et au-delà de notre existence.</text:p>
      <text:p text:style-name="P6"/>
      <text:p text:style-name="P8">Q4: “Pour vous, l’amour est une construction qui se fait sur la durée et qui suppose donc la fidélité.</text:p>
      <text:p text:style-name="P8">Peut-on tenir cet engagement à l’heure où la vie s’est considérablement allongée ?”</text:p>
      <text:p text:style-name="P8"/>
      <text:p text:style-name="P9">L’amour étant si compliqué à maintenir sur la durée, les couples ayant su maintenir la flamme devraient être plus applaudis voire décorés.</text:p>
      <text:p text:style-name="P6"/>
      <text:p text:style-name="P8">Q5: “Pourquoi les histoires d’amour passionnent-elles autant ?”</text:p>
      <text:p text:style-name="P8"/>
      <text:p text:style-name="P9">L’utilité biologique de l’amour le rend intemporelle et omniprésent dans les sociétés.</text:p>
      <text:p text:style-name="P9">Ces histoires fascinent car l’amour a été la motivation des plus grandes émotions, en bien ou en mal.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1a48" officeooo:paragraph-rsid="00081a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oir de TE numéro 1: “Réinventer l’amour”, Entretien avec Alain Badio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2:31:22.686642658</meta:creation-date>
    <dc:date>2021-03-03T22:59:08.780745026</dc:date>
    <meta:editing-duration>PT27M4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306" meta:character-count="1921" meta:non-whitespace-character-count="1635"/>
  </office:meta>
</office:document-meta>
</file>